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306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9076in"/>
    </style:style>
    <style:style style:name="Tabela2.C" style:family="table-column">
      <style:table-column-properties style:column-width="1.1111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d89e17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2e51609" officeooo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d89e17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d89e17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1a2c6"/>
    </style:style>
    <style:style style:name="P19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Consolas1" fo:font-size="10.5pt" officeooo:rsid="02f4cc9e" officeooo:paragraph-rsid="02f4cc9e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6pt" officeooo:paragraph-rsid="02d89e17" style:font-size-asian="6pt" style:font-size-complex="6pt"/>
    </style:style>
    <style:style style:name="P21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d89e17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d89e17" style:font-size-asian="12pt" style:font-name-complex="Liberation Serif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2d89e17"/>
    </style:style>
    <style:style style:name="P25" style:family="paragraph" style:parent-style-name="Standard">
      <style:paragraph-properties fo:text-align="center" style:justify-single-word="false"/>
      <style:text-properties officeooo:paragraph-rsid="02d89e17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d89e17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d89e17"/>
    </style:style>
    <style:style style:name="P28" style:family="paragraph" style:parent-style-name="Standard">
      <style:paragraph-properties fo:margin-top="0in" fo:margin-bottom="0in" style:contextual-spacing="false"/>
      <style:text-properties officeooo:paragraph-rsid="02d89e17"/>
    </style:style>
    <style:style style:name="P2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2d89e17" style:font-size-asian="12pt" style:font-name-complex="Times New Roman" style:font-size-complex="12pt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officeooo:rsid="0228caf0"/>
    </style:style>
    <style:style style:name="T5" style:family="text">
      <style:text-properties officeooo:rsid="0243686b"/>
    </style:style>
    <style:style style:name="T6" style:family="text">
      <style:text-properties officeooo:rsid="0202bdeb"/>
    </style:style>
    <style:style style:name="T7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8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9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0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11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3" style:family="text">
      <style:text-properties officeooo:rsid="021d873d"/>
    </style:style>
    <style:style style:name="T14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style:font-size-asian="12pt" style:font-name-complex="Times New Roman" style:font-size-complex="12pt"/>
    </style:style>
    <style:style style:name="T16" style:family="text">
      <style:text-properties officeooo:rsid="017c7e24"/>
    </style:style>
    <style:style style:name="T17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21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FELIPE AUGUSTO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SILVESTRE</text:p>
          </table:table-cell>
          <table:table-cell table:style-name="Tabela1.A1" office:value-type="string">
            <text:p text:style-name="P12">0<text:span text:style-name="T4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MENEZES, SD EV FERREIRA, SD EV TULIO</text:p>
          </table:table-cell>
          <table:table-cell table:style-name="Tabela1.A1" office:value-type="string">
            <text:p text:style-name="P12">0<text:span text:style-name="T5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5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Standard">-–<text:line-break/></text:p>
          </table:table-cell>
          <table:table-cell table:style-name="Tabela2.C3" office:value-type="string">
            <text:p text:style-name="Standard">0<text:line-break/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Standard">- 1° SGT GUIMARÃES, –<text:line-break/></text:p>
          </table:table-cell>
          <table:table-cell table:style-name="Tabela2.C3" office:value-type="string">
            <text:p text:style-name="Standard">1<text:line-break/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Standard">- - CB DA GDA I: CB FERRARI<text:line-break/> CB DA GDA II: CB CARLOS SILVA <text:line-break/></text:p>
          </table:table-cell>
          <table:table-cell table:style-name="Tabela2.A1" office:value-type="string">
            <text:p text:style-name="Standard">2<text:line-break/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17">- MOTORISTA DE DIA: SD FONSECA</text:p>
            <text:p text:style-name="P17">- PERMANÊNCIA ENFERMARIA: SD WYLLER PAIVA</text:p>
            <text:p text:style-name="P17">- GDA QTL: SD EV ANJOS, SD EV CHAVES</text:p>
          </table:table-cell>
          <table:table-cell table:style-name="Tabela2.A1" office:value-type="string">
            <text:p text:style-name="P18">4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19">7</text:p>
          </table:table-cell>
          <table:covered-table-cell/>
        </table:table-row>
      </table:table>
      <text:p text:style-name="P2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22">-</text:p>
          </table:table-cell>
          <table:table-cell table:style-name="Tabela3.A1" office:value-type="string">
            <text:p text:style-name="P2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22">-</text:p>
          </table:table-cell>
          <table:table-cell table:style-name="Tabela3.A1" office:value-type="string">
            <text:p text:style-name="P2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23">0<text:span text:style-name="T6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Standard">12<text:line-break/></text:p>
          </table:table-cell>
        </table:table-row>
      </table:table>
      <text:list text:style-name="L1">
        <text:list-header>
          <text:p text:style-name="P24">Quartel em São João del-Rei-MG, 21 de Julho de 2025.</text:p>
          <text:p text:style-name="P24"><text:span text:style-name="Fonte_20_parág._20_padrão"><text:span text:style-name="T7"/></text:span></text:p>
        </text:list-header>
      </text:list>
      <text:p text:style-name="P25"><text:bookmark text:name="wpaicg-chat-message-76632"/><text:span text:style-name="Fonte_20_parág._20_padrão"><text:span text:style-name="T8"><text:s text:c="375"/></text:span></text:span></text:p>
      <text:p text:style-name="P26"><text:span text:style-name="Fonte_20_parág._20_padrão"><text:span text:style-name="T8"><text:s/></text:span></text:span><text:span text:style-name="Fonte_20_parág._20_padrão"><text:span text:style-name="T9"><text:s text:c="2"/></text:span></text:span><text:span text:style-name="Fonte_20_parág._20_padrão"><text:span text:style-name="T10">FELIPE</text:span></text:span><text:span text:style-name="Fonte_20_parág._20_padrão"><text:span text:style-name="T9"> CARLOS </text:span></text:span><text:span text:style-name="Fonte_20_parág._20_padrão"><text:span text:style-name="T10">CHAVES</text:span></text:span><text:span text:style-name="Fonte_20_parág._20_padrão"><text:span text:style-name="T9"> <text:s/>– </text:span></text:span><text:span text:style-name="Fonte_20_parág._20_padrão"><text:span text:style-name="T10">1</text:span></text:span><text:span text:style-name="Fonte_20_parág._20_padrão"><text:span text:style-name="T9">° SGT</text:span></text:span></text:p>
      <text:p text:style-name="P27"><text:span text:style-name="Fonte_20_parág._20_padrão"><text:span text:style-name="T9"><text:s text:c="61"/>Sgte da Cia C Ap</text:span></text:span></text:p>
      <text:p text:style-name="P26"><text:span text:style-name="Fonte_20_parág._20_padrão"><text:span text:style-name="T9"/></text:span></text:p>
      <text:p text:style-name="P28"><text:span text:style-name="Fonte_20_parág._20_padrão"><text:span text:style-name="T9"><text:s text:c="8"/></text:span></text:span><text:span text:style-name="T11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29"/>
            <text:p text:style-name="P28"><text:span text:style-name="Fonte_20_parág._20_padrão"><text:span text:style-name="T12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13">____</text:span>_______</text:p>
            <text:p text:style-name="P30"><text:s text:c="9"/>OF DE DIA</text:p>
            <text:p text:style-name="P28"><text:span text:style-name="Fonte_20_parág._20_padrão"><text:span text:style-name="T14"><text:s text:c="71"/></text:span></text:span><text:span text:style-name="Fonte_20_parág._20_padrão"><text:span text:style-name="T12">( <text:s text:c="7"/>) PERNOITE SEM ALTERAÇÃO</text:span></text:span></text:p>
            <text:p text:style-name="P31"/>
            <text:p text:style-name="P31"/>
            <text:p text:style-name="P28"><text:span text:style-name="Fonte_20_parág._20_padrão"><text:span text:style-name="T14"><text:s text:c="71"/></text:span></text:span><text:span text:style-name="Fonte_20_parág._20_padrão"><text:span text:style-name="T12">( <text:s text:c="7"/>) PERNOITE COM ALTERAÇÃO</text:span>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28"><text:span text:style-name="Fonte_20_parág._20_padrão"><text:span text:style-name="T12">DESCRIÇÃO DA ALTERAÇÃO</text:span></text:span><text:span text:style-name="Fonte_20_parág._20_padrão"><text:span text:style-name="T15">:</text:span></text:span></text:p>
            <text:p text:style-name="P32">_____________________________________________________________________________<text:span text:style-name="T16">_________</text:span></text:p>
            <text:p text:style-name="P31"/>
            <text:p text:style-name="P28"><text:span text:style-name="Fonte_20_parág._20_padrão"><text:span text:style-name="T12">_____________________________________________________________________________</text:span></text:span><text:span text:style-name="Fonte_20_parág._20_padrão"><text:span text:style-name="T17">_________</text:span>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<text:span text:style-name="T16">_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1">_____________________________________________________________________________<text:span text:style-name="T16">_________</text:span></text:p>
            <text:p text:style-name="P31"/>
            <text:p text:style-name="P33"/>
            <text:p text:style-name="P33">________________</text:p>
            <text:p text:style-name="P34">Sgt Dia da CCAp</text:p>
            <text:p text:style-name="P34"/>
          </table:table-cell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21T14:52:39.038469300</dc:date>
    <meta:editing-duration>P3DT18H15M59S</meta:editing-duration>
    <meta:editing-cycles>489</meta:editing-cycles>
    <meta:print-date>2025-07-18T22:07:40.426908600</meta:print-date>
    <meta:printed-by>PDF files</meta:printed-by>
    <meta:generator>LibreOffice/25.2.4.3$Windows_X86_64 LibreOffice_project/33e196637044ead23f5c3226cde09b47731f7e27</meta:generator>
    <meta:document-statistic meta:table-count="5" meta:image-count="0" meta:object-count="0" meta:page-count="3" meta:paragraph-count="89" meta:word-count="246" meta:character-count="3191" meta:non-whitespace-character-count="2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